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JXPathBinding.doLoad( Widget frmModel , JXPathContext jxp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alueJXPathBinding.ValueJXPathBinding( JXPathBindingBuilderBase . CommonAttributes commonAtts , String widgetId , String xpath , JXPathBindingBase [ ] updateBindings , Convertor convertor , Locale convertor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JXPathBinding.doSave( Widget frmModel , JXPathContext jxpc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